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cm"/>
      <style:text-properties style:font-name="Liberation Sans"/>
    </style:style>
    <style:style style:name="ce96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97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184" style:family="table-cell" style:parent-style-name="Default">
      <style:table-cell-properties fo:background-color="#dee6ef" fo:border="none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883.55" calcext:value-type="currency">
            <text:p>£883.55</text:p>
          </table:table-cell>
          <table:table-cell table:style-name="ce116" office:value-type="date" office:date-value="2019-11-29" calcext:value-type="date">
            <text:p>29/11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0" calcext:value-type="currency">
            <text:p>£0.00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4633.89" calcext:value-type="currency">
            <text:p>£4,633.8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5"/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7400.92" calcext:value-type="currency">
            <text:p>£27,400.92</text:p>
          </table:table-cell>
          <table:table-cell table:style-name="ce178" office:value-type="date" office:date-value="2019-11-15" calcext:value-type="date">
            <text:p>15/11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/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9002" calcext:value-type="currency">
            <text:p>£29,002.00</text:p>
          </table:table-cell>
          <table:table-cell table:style-name="ce180" office:value-type="date" office:date-value="2019-09-06" calcext:value-type="date">
            <text:p>06/09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594.63" calcext:value-type="currency">
            <text:p>£27,594.63</text:p>
          </table:table-cell>
          <table:table-cell table:style-name="ce180" office:value-type="date" office:date-value="2019-04-08" calcext:value-type="date">
            <text:p>08/04/19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249.83" calcext:value-type="currency">
            <text:p>£11,249.83</text:p>
          </table:table-cell>
          <table:table-cell table:style-name="ce180" office:value-type="date" office:date-value="2019-04-27" calcext:value-type="date">
            <text:p>27/04/19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4348874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356.66" calcext:value-type="currency">
            <text:p>£5,356.66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586.55" calcext:value-type="currency">
            <text:p>£22,586.55</text:p>
          </table:table-cell>
          <table:table-cell table:style-name="ce180" office:value-type="date" office:date-value="2019-05-24" calcext:value-type="date">
            <text:p>24/05/19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546.32" calcext:value-type="currency">
            <text:p>£9,546.32</text:p>
          </table:table-cell>
          <table:table-cell table:style-name="ce180" office:value-type="date" office:date-value="2019-11-04" calcext:value-type="date">
            <text:p>04/11/19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299.49" calcext:value-type="currency">
            <text:p>£8,299.49</text:p>
          </table:table-cell>
          <table:table-cell table:style-name="ce180" office:value-type="date" office:date-value="2019-11-14" calcext:value-type="date">
            <text:p>14/11/19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88.71" calcext:value-type="currency">
            <text:p>£6,688.71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74.36" calcext:value-type="currency">
            <text:p>£22,974.36</text:p>
          </table:table-cell>
          <table:table-cell table:style-name="ce181" office:value-type="date" office:date-value="2019-07-05" calcext:value-type="date">
            <text:p>05/07/19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995232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45.75" calcext:value-type="currency">
            <text:p>£345.75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99523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848.46" calcext:value-type="currency">
            <text:p>£6,848.46</text:p>
          </table:table-cell>
          <table:table-cell table:style-name="ce180" office:value-type="date" office:date-value="2020-02-14" calcext:value-type="date">
            <text:p>14/02/20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924.33" calcext:value-type="currency">
            <text:p>£13,924.33</text:p>
          </table:table-cell>
          <table:table-cell table:style-name="ce180" office:value-type="date" office:date-value="2019-11-08" calcext:value-type="date">
            <text:p>08/11/19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995.26" calcext:value-type="currency">
            <text:p>£9,995.26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759.9" calcext:value-type="currency">
            <text:p>£1,759.90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577.82" calcext:value-type="currency">
            <text:p>£14,577.82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23.61" calcext:value-type="currency">
            <text:p>£6,223.61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9:.D47])" office:value-type="currency" office:currency="GBP" office:value="193340.29" calcext:value-type="currency">
            <text:p>£193,340.29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<text:s/>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0003496087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6893.84" calcext:value-type="currency">
            <text:p>£6,893.84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6677.05" calcext:value-type="currency">
            <text:p>£16,677.05</text:p>
          </table:table-cell>
          <table:table-cell table:style-name="ce180" office:value-type="date" office:date-value="2019-04-05" calcext:value-type="date">
            <text:p>05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6131.734" calcext:value-type="currency">
            <text:p>£6,131.73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25196.51" calcext:value-type="currency">
            <text:p>£25,196.51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3130.87" calcext:value-type="currency">
            <text:p>£23,130.87</text:p>
          </table:table-cell>
          <table:table-cell table:style-name="ce180" office:value-type="date" office:date-value="2019-09-01" calcext:value-type="date">
            <text:p>01/09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5954.36" calcext:value-type="currency">
            <text:p>£45,954.36</text:p>
          </table:table-cell>
          <table:table-cell table:style-name="ce180" office:value-type="date" office:date-value="2019-08-12" calcext:value-type="date">
            <text:p>12/08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701.41" calcext:value-type="currency">
            <text:p>£26,701.41</text:p>
          </table:table-cell>
          <table:table-cell table:style-name="ce180" office:value-type="date" office:date-value="2019-06-25" calcext:value-type="date">
            <text:p>25/06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1094.11" calcext:value-type="currency">
            <text:p>£21,094.11</text:p>
          </table:table-cell>
          <table:table-cell table:style-name="ce180" office:value-type="date" office:date-value="2019-10-18" calcext:value-type="date">
            <text:p>18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1016.11" calcext:value-type="currency">
            <text:p>£51,016.11</text:p>
          </table:table-cell>
          <table:table-cell table:style-name="ce180" office:value-type="date" office:date-value="2019-07-30" calcext:value-type="date">
            <text:p>30/07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181.19" calcext:value-type="currency">
            <text:p>£33,181.19</text:p>
          </table:table-cell>
          <table:table-cell table:style-name="ce182" office:value-type="date" office:date-value="2019-04-05" calcext:value-type="date">
            <text:p>05/04/19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60])" office:value-type="currency" office:currency="GBP" office:value="622594.954" calcext:value-type="currency">
            <text:p>£622,594.9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8/10/19</text:p>
          </table:table-cell>
          <table:table-cell table:style-name="ce112" table:formula="of:=[.D62]+[.D10]" office:value-type="currency" office:currency="GBP" office:value="627228.844" calcext:value-type="currency">
            <text:p>£627,228.84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0"/>
          <table:table-cell table:style-name="ce95"/>
          <table:table-cell table:style-name="ce101"/>
          <table:table-cell table:number-columns-repeated="7"/>
        </table:table-row>
        <table:table-row table:style-name="ro1">
          <table:table-cell table:style-name="ce81" office:value-type="string" calcext:value-type="string">
            <text:p>Haematology Dept.</text:p>
          </table:table-cell>
          <table:table-cell table:style-name="ce95" office:value-type="float" office:value="2539" calcext:value-type="float">
            <text:p>2539</text:p>
          </table:table-cell>
          <table:table-cell table:style-name="ce101"/>
          <table:table-cell table:number-columns-repeated="7"/>
        </table:table-row>
        <table:table-row table:style-name="ro1">
          <table:table-cell table:style-name="ce82"/>
          <table:table-cell table:style-name="ce96"/>
          <table:table-cell table:style-name="ce101"/>
          <table:table-cell table:number-columns-repeated="7"/>
        </table:table-row>
        <table:table-row table:style-name="ro1">
          <table:table-cell table:style-name="ce83"/>
          <table:table-cell table:style-name="ce97"/>
          <table:table-cell table:style-name="ce101"/>
          <table:table-cell table:number-columns-repeated="7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hone winter fu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cel Den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 Saga divid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ister for on-line tax return</text:p>
          </table:table-cell>
          <table:table-cell table:number-columns-repeated="9"/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08:01:41.167644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0T13:51:12.274165267</meta:creation-date>
    <meta:generator>LibreOffice/6.3.4.2$Linux_X86_64 LibreOffice_project/30$Build-2</meta:generator>
    <dc:date>2020-02-23T08:10:51.354233412</dc:date>
    <meta:editing-duration>PT3H43M34S</meta:editing-duration>
    <meta:editing-cycles>26</meta:editing-cycles>
    <meta:document-statistic meta:table-count="1" meta:cell-count="336" meta:object-count="0"/>
  </office:meta>
</office:document-meta>
</file>